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letter-spacing="0.018cm" style:letter-kerning="false"/>
    </style:style>
    <style:style style:name="P2" style:family="paragraph" style:parent-style-name="Standard">
      <style:text-properties style:font-name="Liberation Serif" fo:letter-spacing="0.018cm" officeooo:rsid="000243d2" officeooo:paragraph-rsid="00060f63" style:letter-kerning="false"/>
    </style:style>
    <style:style style:name="P3" style:family="paragraph" style:parent-style-name="Standard">
      <style:text-properties fo:letter-spacing="0.018cm" officeooo:rsid="000243d2" officeooo:paragraph-rsid="000243d2" style:letter-kerning="false"/>
    </style:style>
    <style:style style:name="P4" style:family="paragraph" style:parent-style-name="Standard">
      <style:text-properties fo:letter-spacing="0.018cm" style:text-underline-style="solid" style:text-underline-width="auto" style:text-underline-color="font-color" fo:font-weight="bold" officeooo:rsid="000243d2" officeooo:paragraph-rsid="000243d2" style:font-weight-asian="bold" style:font-weight-complex="bold"/>
    </style:style>
    <style:style style:name="P5" style:family="paragraph" style:parent-style-name="Standard">
      <style:text-properties fo:letter-spacing="0.018cm"/>
    </style:style>
    <style:style style:name="P6" style:family="paragraph" style:parent-style-name="Standard">
      <style:text-properties fo:letter-spacing="0.018cm" officeooo:rsid="000243d2" officeooo:paragraph-rsid="000243d2"/>
    </style:style>
    <style:style style:name="P7" style:family="paragraph" style:parent-style-name="Standard">
      <style:text-properties style:font-name="Liberation Serif" fo:letter-spacing="0.018cm" style:letter-kerning="false"/>
    </style:style>
    <style:style style:name="P8" style:family="paragraph" style:parent-style-name="Standard">
      <style:text-properties style:font-name="Liberation Serif" fo:letter-spacing="0.018cm" officeooo:rsid="000243d2" officeooo:paragraph-rsid="0006e54a" style:letter-kerning="false"/>
    </style:style>
    <style:style style:name="P9" style:family="paragraph" style:parent-style-name="Standard">
      <style:text-properties style:font-name="Liberation Serif" fo:font-size="12pt" fo:letter-spacing="0.018cm" style:letter-kerning="false" style:font-size-asian="12pt" style:font-size-complex="12pt"/>
    </style:style>
    <style:style style:name="P10" style:family="paragraph" style:parent-style-name="Standard">
      <style:text-properties style:font-name="Liberation Serif" fo:font-size="12pt" fo:letter-spacing="0.018cm" officeooo:paragraph-rsid="0006e54a" style:letter-kerning="false" style:font-size-asian="12pt" style:font-size-complex="12pt"/>
    </style:style>
    <style:style style:name="T1" style:family="text">
      <style:text-properties officeooo:rsid="00060f63"/>
    </style:style>
    <style:style style:name="T2" style:family="text">
      <style:text-properties officeooo:rsid="0006e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 :</text:p>
      <text:p text:style-name="P5"/>
      <text:p text:style-name="P9">#include&lt;fcntl.h&gt;</text:p>
      <text:p text:style-name="P9">#include&lt;sys/types.h&gt;</text:p>
      <text:p text:style-name="P9">#include&lt;sys/stat.h&gt;</text:p>
      <text:p text:style-name="P9">static char message[]="hai Hello world";</text:p>
      <text:p text:style-name="P9"/>
      <text:p text:style-name="P9">int main()</text:p>
      <text:p text:style-name="P9">{</text:p>
      <text:p text:style-name="P9"><text:s text:c="4"/>int fd;</text:p>
      <text:p text:style-name="P9"><text:s text:c="4"/>char buffer[80];</text:p>
      <text:p text:style-name="P9"><text:s text:c="4"/>fd=open("new2file.txt",O_RDWR|O_CREAT|O_EXCL,S_IREAD|S_IWRITE);</text:p>
      <text:p text:style-name="P9"><text:s text:c="4"/>if(fd!=-1)</text:p>
      <text:p text:style-name="P9"><text:s text:c="4"/>{</text:p>
      <text:p text:style-name="P9"><text:s text:c="8"/>printf("new2file.txt opened for read/write access\n");</text:p>
      <text:p text:style-name="P9"><text:s text:c="8"/>write(fd,message,sizeof(message));</text:p>
      <text:p text:style-name="P9"><text:s text:c="8"/>lseek(fd,0l,0);</text:p>
      <text:p text:style-name="P9"><text:s text:c="8"/>if(read(fd,buffer,sizeof(message))==sizeof(message))</text:p>
      <text:p text:style-name="P9"><text:s text:c="12"/>printf("\"%s\" was written to new2file.txt\n",buffer);</text:p>
      <text:p text:style-name="P9"><text:s text:c="8"/>else</text:p>
      <text:p text:style-name="P9"><text:s text:c="12"/>printf("***Error readind new2file.txt***\n");</text:p>
      <text:p text:style-name="P9"><text:s text:c="8"/>close(fd);</text:p>
      <text:p text:style-name="P9"><text:s text:c="4"/>}</text:p>
      <text:p text:style-name="P9"><text:s text:c="4"/>else</text:p>
      <text:p text:style-name="P9"><text:s text:c="8"/>printf("***new2file.txt already exists***\n");</text:p>
      <text:p text:style-name="P9"><text:s text:c="4"/>exit(0);</text:p>
      <text:p text:style-name="P9">}</text:p>
      <text:p text:style-name="P5"/>
      <text:p text:style-name="P5"/>
      <text:p text:style-name="P4">OUTPUT :</text:p>
      <text:p text:style-name="P6"/>
      <text:p text:style-name="P8"><text:span text:style-name="T2">hi</text:span>.txt opened for read/write access</text:p>
      <text:p text:style-name="P8">"hai Hello world" was written to <text:span text:style-name="T2">hi</text:span>.txt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09:01:30.404000000</meta:creation-date>
    <dc:date>2022-08-09T20:40:27.654000000</dc:date>
    <meta:editing-duration>PT17M34S</meta:editing-duration>
    <meta:editing-cycles>4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8" meta:word-count="59" meta:character-count="737" meta:non-whitespace-character-count="594"/>
  </office:meta>
</office:document-meta>
</file>